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4e4" officeooo:paragraph-rsid="000b74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ycem1@student.unimelb.edu.au@6400d-113925-l:~/cosmicfish/cosmicpy-0.1.2$ python setup.py build</text:p>
      <text:p text:style-name="P1">running build</text:p>
      <text:p text:style-name="P1">-- Found PkgConfig: /usr/bin/pkg-config (found version "0.29.1") </text:p>
      <text:p text:style-name="P1">-- The C compiler identification is GNU 5.4.0</text:p>
      <text:p text:style-name="P1">-- The CXX compiler identification is GNU 5.4.0</text:p>
      <text:p text:style-name="P1">-- Check for working C compiler: /usr/bin/cc</text:p>
      <text:p text:style-name="P1">-- Check for working C compiler: /usr/bin/cc -- works</text:p>
      <text:p text:style-name="P1">-- Detecting C compiler ABI info</text:p>
      <text:p text:style-name="P1">-- Detecting C compiler ABI info - done</text:p>
      <text:p text:style-name="P1">-- Detecting C compile features</text:p>
      <text:p text:style-name="P1">-- Detecting C compile features - done</text:p>
      <text:p text:style-name="P1">-- Check for working CXX compiler: /usr/bin/c++</text:p>
      <text:p text:style-name="P1">-- Check for working CXX compiler: /usr/bin/c++ -- works</text:p>
      <text:p text:style-name="P1">-- Detecting CXX compiler ABI info</text:p>
      <text:p text:style-name="P1">-- Detecting CXX compiler ABI info - done</text:p>
      <text:p text:style-name="P1">-- Detecting CXX compile features</text:p>
      <text:p text:style-name="P1">-- Detecting CXX compile features - done</text:p>
      <text:p text:style-name="P1">-- Found PythonInterp: /usr/bin/python (found version "2.7.12") </text:p>
      <text:p text:style-name="P1">-- Found PythonLibs: /usr/lib/x86_64-linux-gnu/libpython2.7.so</text:p>
      <text:p text:style-name="P1">-- Checking for module 'gsl'</text:p>
      <text:p text:style-name="P1">-- <text:s text:c="2"/>Found gsl, version 2.1</text:p>
      <text:p text:style-name="P1">-- Using Python2</text:p>
      <text:p text:style-name="P1">-- Configuring done</text:p>
      <text:p text:style-name="P1">-- Generating done</text:p>
      <text:p text:style-name="P1">-- Build files have been written to: /home/student.unimelb.edu.au/brycem1/cosmicfish/cosmicpy-0.1.2/build</text:p>
      <text:p text:style-name="P1">make: Entering directory '/home/student.unimelb.edu.au/brycem1/cosmicfish/cosmicpy-0.1.2/build'</text:p>
      <text:p text:style-name="P1">make[1]: Entering directory '/home/student.unimelb.edu.au/brycem1/cosmicfish/cosmicpy-0.1.2/build'</text:p>
      <text:p text:style-name="P1">make[2]: Entering directory '/home/student.unimelb.edu.au/brycem1/cosmicfish/cosmicpy-0.1.2/build'</text:p>
      <text:p text:style-name="P1">Scanning dependencies of target Boost</text:p>
      <text:p text:style-name="P1">make[2]: Leaving directory '/home/student.unimelb.edu.au/brycem1/cosmicfish/cosmicpy-0.1.2/build'</text:p>
      <text:p text:style-name="P1">make[2]: Entering directory '/home/student.unimelb.edu.au/brycem1/cosmicfish/cosmicpy-0.1.2/build'</text:p>
      <text:p text:style-name="P1">[ <text:s/>5%] Creating directories for 'Boost'</text:p>
      <text:p text:style-name="P1">[ 10%] Performing download step (download, verify and extract) for 'Boost'</text:p>
      <text:p text:style-name="P1">-- downloading...</text:p>
      <text:p text:style-name="P1"><text:s text:c="5"/>src='http://sourceforge.net/projects/boost/files/boost/1.57.0/boost_1_57_0.tar.bz2/download'</text:p>
      <text:p text:style-name="P1"><text:s text:c="5"/>dst='/home/student.unimelb.edu.au/brycem1/cosmicfish/cosmicpy-0.1.2/build/Boost/src/boost_1_57_0.tar.bz2'</text:p>
      <text:p text:style-name="P1"><text:s text:c="5"/>timeout='none'</text:p>
      <text:p text:style-name="P1">-- [download 100% complete]</text:p>
      <text:p text:style-name="P1">-- [download 97% complete]</text:p>
      <text:p text:style-name="P1">-- [download 100% complete]</text:p>
      <text:p text:style-name="P1">-- [download 0% complete]</text:p>
      <text:p text:style-name="P1">-- [download 1% complete]</text:p>
      <text:p text:style-name="P1">-- [download 2% complete]</text:p>
      <text:p text:style-name="P1">-- [download 3% complete]</text:p>
      <text:p text:style-name="P1">-- [download 4% complete]</text:p>
      <text:p text:style-name="P1"><text:soft-page-break/>-- [download 5% complete]</text:p>
      <text:p text:style-name="P1">-- [download 6% complete]</text:p>
      <text:p text:style-name="P1">-- [download 7% complete]</text:p>
      <text:p text:style-name="P1">-- [download 8% complete]</text:p>
      <text:p text:style-name="P1">-- [download 9% complete]</text:p>
      <text:p text:style-name="P1">-- [download 10% complete]</text:p>
      <text:p text:style-name="P1">-- [download 11% complete]</text:p>
      <text:p text:style-name="P1">-- [download 12% complete]</text:p>
      <text:p text:style-name="P1">-- [download 13% complete]</text:p>
      <text:p text:style-name="P1">-- [download 14% complete]</text:p>
      <text:p text:style-name="P1">-- [download 15% complete]</text:p>
      <text:p text:style-name="P1">-- [download 16% complete]</text:p>
      <text:p text:style-name="P1">-- [download 17% complete]</text:p>
      <text:p text:style-name="P1">-- [download 18% complete]</text:p>
      <text:p text:style-name="P1">-- [download 19% complete]</text:p>
      <text:p text:style-name="P1">-- [download 20% complete]</text:p>
      <text:p text:style-name="P1">-- [download 21% complete]</text:p>
      <text:p text:style-name="P1">-- [download 22% complete]</text:p>
      <text:p text:style-name="P1">-- [download 23% complete]</text:p>
      <text:p text:style-name="P1">-- [download 24% complete]</text:p>
      <text:p text:style-name="P1">-- [download 25% complete]</text:p>
      <text:p text:style-name="P1">-- [download 26% complete]</text:p>
      <text:p text:style-name="P1">-- [download 27% complete]</text:p>
      <text:p text:style-name="P1">-- [download 28% complete]</text:p>
      <text:p text:style-name="P1">-- [download 29% complete]</text:p>
      <text:p text:style-name="P1">-- [download 30% complete]</text:p>
      <text:p text:style-name="P1">-- [download 31% complete]</text:p>
      <text:p text:style-name="P1">-- [download 32% complete]</text:p>
      <text:p text:style-name="P1">-- [download 33% complete]</text:p>
      <text:p text:style-name="P1">-- [download 34% complete]</text:p>
      <text:p text:style-name="P1">-- [download 35% complete]</text:p>
      <text:p text:style-name="P1">-- [download 36% complete]</text:p>
      <text:p text:style-name="P1">-- [download 37% complete]</text:p>
      <text:p text:style-name="P1">-- [download 38% complete]</text:p>
      <text:p text:style-name="P1">-- [download 39% complete]</text:p>
      <text:p text:style-name="P1">-- [download 40% complete]</text:p>
      <text:p text:style-name="P1">-- [download 41% complete]</text:p>
      <text:p text:style-name="P1">-- [download 42% complete]</text:p>
      <text:p text:style-name="P1">-- [download 43% complete]</text:p>
      <text:p text:style-name="P1">-- [download 44% complete]</text:p>
      <text:p text:style-name="P1">-- [download 45% complete]</text:p>
      <text:p text:style-name="P1">-- [download 46% complete]</text:p>
      <text:p text:style-name="P1">-- [download 47% complete]</text:p>
      <text:p text:style-name="P1">-- [download 48% complete]</text:p>
      <text:p text:style-name="P1">-- [download 49% complete]</text:p>
      <text:p text:style-name="P1">-- [download 50% complete]</text:p>
      <text:p text:style-name="P1">-- [download 51% complete]</text:p>
      <text:p text:style-name="P1">-- [download 52% complete]</text:p>
      <text:p text:style-name="P1">-- [download 53% complete]</text:p>
      <text:p text:style-name="P1">-- [download 54% complete]</text:p>
      <text:p text:style-name="P1">-- [download 55% complete]</text:p>
      <text:p text:style-name="P1">-- [download 56% complete]</text:p>
      <text:p text:style-name="P1"><text:soft-page-break/>-- [download 57% complete]</text:p>
      <text:p text:style-name="P1">-- [download 58% complete]</text:p>
      <text:p text:style-name="P1">-- [download 59% complete]</text:p>
      <text:p text:style-name="P1">-- [download 60% complete]</text:p>
      <text:p text:style-name="P1">-- [download 61% complete]</text:p>
      <text:p text:style-name="P1">-- [download 62% complete]</text:p>
      <text:p text:style-name="P1">-- [download 63% complete]</text:p>
      <text:p text:style-name="P1">-- [download 64% complete]</text:p>
      <text:p text:style-name="P1">-- [download 65% complete]</text:p>
      <text:p text:style-name="P1">-- [download 66% complete]</text:p>
      <text:p text:style-name="P1">-- [download 67% complete]</text:p>
      <text:p text:style-name="P1">-- [download 68% complete]</text:p>
      <text:p text:style-name="P1">-- [download 69% complete]</text:p>
      <text:p text:style-name="P1">-- [download 70% complete]</text:p>
      <text:p text:style-name="P1">-- [download 71% complete]</text:p>
      <text:p text:style-name="P1">-- [download 72% complete]</text:p>
      <text:p text:style-name="P1">-- [download 73% complete]</text:p>
      <text:p text:style-name="P1">-- [download 74% complete]</text:p>
      <text:p text:style-name="P1">-- [download 75% complete]</text:p>
      <text:p text:style-name="P1">-- [download 76% complete]</text:p>
      <text:p text:style-name="P1">-- [download 77% complete]</text:p>
      <text:p text:style-name="P1">-- [download 78% complete]</text:p>
      <text:p text:style-name="P1">-- [download 79% complete]</text:p>
      <text:p text:style-name="P1">-- [download 80% complete]</text:p>
      <text:p text:style-name="P1">-- [download 81% complete]</text:p>
      <text:p text:style-name="P1">-- [download 82% complete]</text:p>
      <text:p text:style-name="P1">-- [download 83% complete]</text:p>
      <text:p text:style-name="P1">-- [download 84% complete]</text:p>
      <text:p text:style-name="P1">-- [download 85% complete]</text:p>
      <text:p text:style-name="P1">-- [download 86% complete]</text:p>
      <text:p text:style-name="P1">-- [download 87% complete]</text:p>
      <text:p text:style-name="P1">-- [download 88% complete]</text:p>
      <text:p text:style-name="P1">-- [download 89% complete]</text:p>
      <text:p text:style-name="P1">-- [download 90% complete]</text:p>
      <text:p text:style-name="P1">-- [download 91% complete]</text:p>
      <text:p text:style-name="P1">-- [download 92% complete]</text:p>
      <text:p text:style-name="P1">-- [download 93% complete]</text:p>
      <text:p text:style-name="P1">-- [download 94% complete]</text:p>
      <text:p text:style-name="P1">-- [download 95% complete]</text:p>
      <text:p text:style-name="P1">-- [download 96% complete]</text:p>
      <text:p text:style-name="P1">-- [download 97% complete]</text:p>
      <text:p text:style-name="P1">-- [download 98% complete]</text:p>
      <text:p text:style-name="P1">-- [download 99% complete]</text:p>
      <text:p text:style-name="P1">-- [download 100% complete]</text:p>
      <text:p text:style-name="P1">-- downloading... done</text:p>
      <text:p text:style-name="P1">-- verifying file...</text:p>
      <text:p text:style-name="P1"><text:s text:c="5"/>file='/home/student.unimelb.edu.au/brycem1/cosmicfish/cosmicpy-0.1.2/build/Boost/src/boost_1_57_0.tar.bz2'</text:p>
      <text:p text:style-name="P1">-- verifying file... done</text:p>
      <text:p text:style-name="P1">-- extracting...</text:p>
      <text:p text:style-name="P1"><text:s text:c="5"/>src='/home/student.unimelb.edu.au/brycem1/cosmicfish/cosmicpy-0.1.2/build/Boost/src/boost_1_57_0.tar.bz2'</text:p>
      <text:p text:style-name="P1"><text:soft-page-break/><text:s text:c="5"/>dst='/home/student.unimelb.edu.au/brycem1/cosmicfish/cosmicpy-0.1.2/build/Boost/src/Boost'</text:p>
      <text:p text:style-name="P1">-- extracting... [tar xfz]</text:p>
      <text:p text:style-name="P1">-- extracting... [analysis]</text:p>
      <text:p text:style-name="P1">-- extracting... [rename]</text:p>
      <text:p text:style-name="P1">-- extracting... [clean up]</text:p>
      <text:p text:style-name="P1">-- extracting... done</text:p>
      <text:p text:style-name="P1">[ 15%] No patch step for 'Boost'</text:p>
      <text:p text:style-name="P1">[ 21%] No update step for 'Boost'</text:p>
      <text:p text:style-name="P1">[ 26%] Performing configure step for 'Boost'</text:p>
      <text:p text:style-name="P1">Building Boost.Build engine with toolset gcc... tools/build/src/engine/bin.linuxx86_64/b2</text:p>
      <text:p text:style-name="P1">Detecting Python version... 2.7</text:p>
      <text:p text:style-name="P1">Detecting Python root... /usr</text:p>
      <text:p text:style-name="P1">Unicode/ICU support for Boost.Regex?... not found.</text:p>
      <text:p text:style-name="P1">Generating Boost.Build configuration in project-config.jam...</text:p>
      <text:p text:style-name="P1"/>
      <text:p text:style-name="P1">Bootstrapping is done. To build, run:</text:p>
      <text:p text:style-name="P1"/>
      <text:p text:style-name="P1"><text:s text:c="4"/>./b2</text:p>
      <text:p text:style-name="P1"><text:s text:c="4"/></text:p>
      <text:p text:style-name="P1">To adjust configuration, edit 'project-config.jam'.</text:p>
      <text:p text:style-name="P1">Further information:</text:p>
      <text:p text:style-name="P1"/>
      <text:p text:style-name="P1"><text:s text:c="3"/>- Command line help:</text:p>
      <text:p text:style-name="P1"><text:s text:c="5"/>./b2 --help</text:p>
      <text:p text:style-name="P1"><text:s text:c="5"/></text:p>
      <text:p text:style-name="P1"><text:s text:c="3"/>- Getting started guide: </text:p>
      <text:p text:style-name="P1"><text:s text:c="5"/>http://www.boost.org/more/getting_started/unix-variants.html</text:p>
      <text:p text:style-name="P1"><text:s text:c="5"/></text:p>
      <text:p text:style-name="P1"><text:s text:c="3"/>- Boost.Build documentation:</text:p>
      <text:p text:style-name="P1"><text:s text:c="5"/>http://www.boost.org/boost-build2/doc/html/index.html</text:p>
      <text:p text:style-name="P1"/>
      <text:p text:style-name="P1">[ 31%] Performing build step for 'Boost'</text:p>
      <text:p text:style-name="P1">Performing configuration checks</text:p>
      <text:p text:style-name="P1"/>
      <text:p text:style-name="P1"><text:s text:c="4"/>- gcc visibility <text:s text:c="10"/>: yes</text:p>
      <text:p text:style-name="P1"><text:s text:c="4"/>- long double support <text:s text:c="5"/>: yes</text:p>
      <text:p text:style-name="P1"/>
      <text:p text:style-name="P1">Component configuration:</text:p>
      <text:p text:style-name="P1"/>
      <text:p text:style-name="P1"><text:s text:c="4"/>- atomic <text:s text:c="18"/>: not building</text:p>
      <text:p text:style-name="P1"><text:s text:c="4"/>- chrono <text:s text:c="18"/>: not building</text:p>
      <text:p text:style-name="P1"><text:s text:c="4"/>- container <text:s text:c="15"/>: not building</text:p>
      <text:p text:style-name="P1"><text:s text:c="4"/>- context <text:s text:c="17"/>: not building</text:p>
      <text:p text:style-name="P1"><text:s text:c="4"/>- coroutine <text:s text:c="15"/>: not building</text:p>
      <text:p text:style-name="P1"><text:s text:c="4"/>- date_time <text:s text:c="15"/>: not building</text:p>
      <text:p text:style-name="P1"><text:s text:c="4"/>- exception <text:s text:c="15"/>: not building</text:p>
      <text:p text:style-name="P1"><text:s text:c="4"/>- filesystem <text:s text:c="14"/>: not building</text:p>
      <text:p text:style-name="P1"><text:s text:c="4"/>- graph <text:s text:c="19"/>: not building</text:p>
      <text:p text:style-name="P1"><text:s text:c="4"/>- graph_parallel <text:s text:c="10"/>: not building</text:p>
      <text:p text:style-name="P1"><text:s text:c="4"/>- iostreams <text:s text:c="15"/>: not building</text:p>
      <text:p text:style-name="P1"><text:s text:c="4"/>- locale <text:s text:c="18"/>: not building</text:p>
      <text:p text:style-name="P1"><text:s text:c="4"/>- log <text:s text:c="21"/>: not building</text:p>
      <text:p text:style-name="P1"><text:soft-page-break/><text:s text:c="4"/>- math <text:s text:c="20"/>: building</text:p>
      <text:p text:style-name="P1"><text:s text:c="4"/>- mpi <text:s text:c="21"/>: not building</text:p>
      <text:p text:style-name="P1"><text:s text:c="4"/>- program_options <text:s text:c="9"/>: not building</text:p>
      <text:p text:style-name="P1"><text:s text:c="4"/>- python <text:s text:c="18"/>: building</text:p>
      <text:p text:style-name="P1"><text:s text:c="4"/>- random <text:s text:c="18"/>: not building</text:p>
      <text:p text:style-name="P1"><text:s text:c="4"/>- regex <text:s text:c="19"/>: not building</text:p>
      <text:p text:style-name="P1"><text:s text:c="4"/>- serialization <text:s text:c="11"/>: not building</text:p>
      <text:p text:style-name="P1"><text:s text:c="4"/>- signals <text:s text:c="17"/>: not building</text:p>
      <text:p text:style-name="P1"><text:s text:c="4"/>- system <text:s text:c="18"/>: not building</text:p>
      <text:p text:style-name="P1"><text:s text:c="4"/>- test <text:s text:c="20"/>: not building</text:p>
      <text:p text:style-name="P1"><text:s text:c="4"/>- thread <text:s text:c="18"/>: not building</text:p>
      <text:p text:style-name="P1"><text:s text:c="4"/>- timer <text:s text:c="19"/>: not building</text:p>
      <text:p text:style-name="P1"><text:s text:c="4"/>- wave <text:s text:c="20"/>: not building</text:p>
      <text:p text:style-name="P1"/>
      <text:p text:style-name="P1">[ 36%] No install step for 'Boost'</text:p>
      <text:p text:style-name="P1">[ 42%] Completed 'Boost'</text:p>
      <text:p text:style-name="P1">make[2]: Leaving directory '/home/student.unimelb.edu.au/brycem1/cosmicfish/cosmicpy-0.1.2/build'</text:p>
      <text:p text:style-name="P1">[ 42%] Built target Boost</text:p>
      <text:p text:style-name="P1">make[2]: Entering directory '/home/student.unimelb.edu.au/brycem1/cosmicfish/cosmicpy-0.1.2/build'</text:p>
      <text:p text:style-name="P1">Scanning dependencies of target BoostNumpy</text:p>
      <text:p text:style-name="P1">make[2]: Leaving directory '/home/student.unimelb.edu.au/brycem1/cosmicfish/cosmicpy-0.1.2/build'</text:p>
      <text:p text:style-name="P1">make[2]: Entering directory '/home/student.unimelb.edu.au/brycem1/cosmicfish/cosmicpy-0.1.2/build'</text:p>
      <text:p text:style-name="P1">[ 47%] Creating directories for 'BoostNumpy'</text:p>
      <text:p text:style-name="P1">[ 52%] Performing download step (git clone) for 'BoostNumpy'</text:p>
      <text:p text:style-name="P1">Cloning into 'BoostNumpy'...</text:p>
      <text:p text:style-name="P1">Already on 'master'</text:p>
      <text:p text:style-name="P1">Your branch is up-to-date with 'origin/master'.</text:p>
      <text:p text:style-name="P1">Submodule 'SConsChecks' (https://github.com/ChrislS/SConsChecks.git) registered for path 'SConsChecks'</text:p>
      <text:p text:style-name="P1">Cloning into 'SConsChecks'...</text:p>
      <text:p text:style-name="P1">Submodule path 'SConsChecks': checked out 'fbdb46be16969a7eba0afa7ac5f4639e9ae433d5'</text:p>
      <text:p text:style-name="P1">[ 57%] No patch step for 'BoostNumpy'</text:p>
      <text:p text:style-name="P1">[ 63%] Performing update step for 'BoostNumpy'</text:p>
      <text:p text:style-name="P1">Current branch master is up to date.</text:p>
      <text:p text:style-name="P1">[ 68%] Performing configure step for 'BoostNumpy'</text:p>
      <text:p text:style-name="P1">-- The C compiler identification is GNU 5.4.0</text:p>
      <text:p text:style-name="P1">-- The CXX compiler identification is GNU 5.4.0</text:p>
      <text:p text:style-name="P1">-- Check for working C compiler: /usr/bin/cc</text:p>
      <text:p text:style-name="P1">-- Check for working C compiler: /usr/bin/cc -- works</text:p>
      <text:p text:style-name="P1">-- Detecting C compiler ABI info</text:p>
      <text:p text:style-name="P1">-- Detecting C compiler ABI info - done</text:p>
      <text:p text:style-name="P1">-- Detecting C compile features</text:p>
      <text:p text:style-name="P1">-- Detecting C compile features - done</text:p>
      <text:p text:style-name="P1">-- Check for working CXX compiler: /usr/bin/c++</text:p>
      <text:p text:style-name="P1">-- Check for working CXX compiler: /usr/bin/c++ -- works</text:p>
      <text:p text:style-name="P1">-- Detecting CXX compiler ABI info</text:p>
      <text:p text:style-name="P1">-- Detecting CXX compiler ABI info - done</text:p>
      <text:p text:style-name="P1">-- Detecting CXX compile features</text:p>
      <text:p text:style-name="P1"><text:soft-page-break/>-- Detecting CXX compile features - done</text:p>
      <text:p text:style-name="P1">-- Detected architecture 'x86_64'</text:p>
      <text:p text:style-name="P1">-- Found PythonInterp: /usr/bin/python (found version "2.7.12") </text:p>
      <text:p text:style-name="P1">-- Found PythonLibs: /usr/lib/x86_64-linux-gnu/libpython2.7.so (found version "2.7.12") </text:p>
      <text:p text:style-name="P1">-- Found NumPy: version "1.11.0" /usr/lib/python2.7/dist-packages/numpy/core/include</text:p>
      <text:p text:style-name="P1">-- Using Python2</text:p>
      <text:p text:style-name="P1">-- Boost version: 1.57.0</text:p>
      <text:p text:style-name="P1">-- Found the following Boost libraries:</text:p>
      <text:p text:style-name="P1">-- <text:s text:c="2"/>python</text:p>
      <text:p text:style-name="P1">-- Boost Paths:</text:p>
      <text:p text:style-name="P1">-- Include <text:s/>: /home/student.unimelb.edu.au/brycem1/cosmicfish/cosmicpy-0.1.2/build/extern/include</text:p>
      <text:p text:style-name="P1">-- Libraries: /home/student.unimelb.edu.au/brycem1/cosmicfish/cosmicpy-0.1.2/build/extern/lib/libboost_python.a</text:p>
      <text:p text:style-name="P1">-- Configuring done</text:p>
      <text:p text:style-name="P1">-- Generating done</text:p>
      <text:p text:style-name="P1">CMake Warning:</text:p>
      <text:p text:style-name="P1"><text:s text:c="2"/>Manually-specified variables were not used by the project:</text:p>
      <text:p text:style-name="P1"/>
      <text:p text:style-name="P1"><text:s text:c="4"/>BUILD_TEST</text:p>
      <text:p text:style-name="P1"/>
      <text:p text:style-name="P1"/>
      <text:p text:style-name="P1">-- Build files have been written to: /home/student.unimelb.edu.au/brycem1/cosmicfish/cosmicpy-0.1.2/build/BoostNumpy/src/BoostNumpy-build</text:p>
      <text:p text:style-name="P1">[ 73%] Performing build step for 'BoostNumpy'</text:p>
      <text:p text:style-name="P1">make[3]: Entering directory '/home/student.unimelb.edu.au/brycem1/cosmicfish/cosmicpy-0.1.2/build/BoostNumpy/src/BoostNumpy-build'</text:p>
      <text:p text:style-name="P1">make[4]: Enter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Scanning dependencies of target boost_numpy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<text:s/>5%] Building CXX object libs/numpy/src/CMakeFiles/boost_numpy.dir/dtype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dtype.cpp:9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10%] Building CXX object libs/numpy/src/CMakeFiles/boost_numpy.dir/scalars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oft-page-break/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scalars.cpp:7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15%] Building CXX object libs/numpy/src/CMakeFiles/boost_numpy.dir/ndarray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ndarray.cpp:7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21%] Building CXX object libs/numpy/src/CMakeFiles/boost_numpy.dir/matrix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matrix.cpp:7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26%] Building CXX object libs/numpy/src/CMakeFiles/boost_numpy.dir/ufunc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ufunc.cpp:7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31%] Building CXX object libs/numpy/src/CMakeFiles/boost_numpy.dir/numpy.cpp.o</text:p>
      <text:p text:style-name="P1">In file included from /usr/include/python2.7/numpy/ndarraytypes.h:1777:0,</text:p>
      <text:p text:style-name="P1"><text:s text:c="17"/>from /usr/include/python2.7/numpy/ndarrayobject.h:18,</text:p>
      <text:p text:style-name="P1"><text:soft-page-break/><text:s text:c="17"/>from /usr/include/python2.7/numpy/arrayobject.h:4,</text:p>
      <text:p text:style-name="P1"><text:s text:c="17"/>from /home/student.unimelb.edu.au/brycem1/cosmicfish/cosmicpy-0.1.2/build/BoostNumpy/src/BoostNumpy/boost/numpy/internal.hpp:26,</text:p>
      <text:p text:style-name="P1"><text:s text:c="17"/>from /home/student.unimelb.edu.au/brycem1/cosmicfish/cosmicpy-0.1.2/build/BoostNumpy/src/BoostNumpy/libs/numpy/src/numpy.cpp:7:</text:p>
      <text:p text:style-name="P1">/usr/include/python2.7/numpy/npy_1_7_deprecated_api.h:15:2: warning: #warning "Using deprecated NumPy API, disable it by " "#defining NPY_NO_DEPRECATED_API NPY_1_7_API_VERSION" [-Wcpp]</text:p>
      <text:p text:style-name="P1"><text:s/>#warning "Using deprecated NumPy API, disable it by " \</text:p>
      <text:p text:style-name="P1"><text:s text:c="2"/>^</text:p>
      <text:p text:style-name="P1">[ 36%] Linking CXX static library ../../../lib/libboost_numpy.a</text:p>
      <text:p text:style-name="P1">make[5]: Leaving directory '/home/student.unimelb.edu.au/brycem1/cosmicfish/cosmicpy-0.1.2/build/BoostNumpy/src/BoostNumpy-build'</text:p>
      <text:p text:style-name="P1">[ 36%] Built target boost_numpy</text:p>
      <text:p text:style-name="P1">make[5]: Entering directory '/home/student.unimelb.edu.au/brycem1/cosmicfish/cosmicpy-0.1.2/build/BoostNumpy/src/BoostNumpy-build'</text:p>
      <text:p text:style-name="P1">Scanning dependencies of target ufunc.py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36%] Built target ufunc.py</text:p>
      <text:p text:style-name="P1">make[5]: Entering directory '/home/student.unimelb.edu.au/brycem1/cosmicfish/cosmicpy-0.1.2/build/BoostNumpy/src/BoostNumpy-build'</text:p>
      <text:p text:style-name="P1">Scanning dependencies of target ufunc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42%] Building CXX object libs/numpy/test/CMakeFiles/ufunc_mod.dir/ufunc_mod.cpp.o</text:p>
      <text:p text:style-name="P1">[ 47%] Linking CXX shared module ../../../lib/ufunc_mod.so</text:p>
      <text:p text:style-name="P1">make[5]: Leaving directory '/home/student.unimelb.edu.au/brycem1/cosmicfish/cosmicpy-0.1.2/build/BoostNumpy/src/BoostNumpy-build'</text:p>
      <text:p text:style-name="P1">[ 47%] Built target ufunc_mod</text:p>
      <text:p text:style-name="P1">make[5]: Entering directory '/home/student.unimelb.edu.au/brycem1/cosmicfish/cosmicpy-0.1.2/build/BoostNumpy/src/BoostNumpy-build'</text:p>
      <text:p text:style-name="P1">Scanning dependencies of target indexing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52%] Building CXX object libs/numpy/test/CMakeFiles/indexing_mod.dir/indexing_mod.cpp.o</text:p>
      <text:p text:style-name="P1">[ 57%] Linking CXX shared module ../../../lib/indexing_mod.so</text:p>
      <text:p text:style-name="P1">make[5]: Leaving directory '/home/student.unimelb.edu.au/brycem1/cosmicfish/cosmicpy-0.1.2/build/BoostNumpy/src/BoostNumpy-build'</text:p>
      <text:p text:style-name="P1">[ 57%] Built target indexing_mod</text:p>
      <text:p text:style-name="P1">make[5]: Entering directory '/home/student.unimelb.edu.au/brycem1/cosmicfish/cosmicpy-0.1.2/build/BoostNumpy/src/BoostNumpy-build'</text:p>
      <text:p text:style-name="P1">Scanning dependencies of target indexing.py</text:p>
      <text:p text:style-name="P1"><text:soft-page-break/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57%] Built target indexing.py</text:p>
      <text:p text:style-name="P1">make[5]: Entering directory '/home/student.unimelb.edu.au/brycem1/cosmicfish/cosmicpy-0.1.2/build/BoostNumpy/src/BoostNumpy-build'</text:p>
      <text:p text:style-name="P1">Scanning dependencies of target ndarray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63%] Building CXX object libs/numpy/test/CMakeFiles/ndarray_mod.dir/ndarray_mod.cpp.o</text:p>
      <text:p text:style-name="P1">[ 68%] Linking CXX shared module ../../../lib/ndarray_mod.so</text:p>
      <text:p text:style-name="P1">make[5]: Leaving directory '/home/student.unimelb.edu.au/brycem1/cosmicfish/cosmicpy-0.1.2/build/BoostNumpy/src/BoostNumpy-build'</text:p>
      <text:p text:style-name="P1">[ 68%] Built target ndarray_mod</text:p>
      <text:p text:style-name="P1">make[5]: Entering directory '/home/student.unimelb.edu.au/brycem1/cosmicfish/cosmicpy-0.1.2/build/BoostNumpy/src/BoostNumpy-build'</text:p>
      <text:p text:style-name="P1">Scanning dependencies of target templates.py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templates.py</text:p>
      <text:p text:style-name="P1">make[5]: Entering directory '/home/student.unimelb.edu.au/brycem1/cosmicfish/cosmicpy-0.1.2/build/BoostNumpy/src/BoostNumpy-build'</text:p>
      <text:p text:style-name="P1">Scanning dependencies of target dtype.py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dtype.py</text:p>
      <text:p text:style-name="P1">make[5]: Entering directory '/home/student.unimelb.edu.au/brycem1/cosmicfish/cosmicpy-0.1.2/build/BoostNumpy/src/BoostNumpy-build'</text:p>
      <text:p text:style-name="P1">Scanning dependencies of target shapes.py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shapes.py</text:p>
      <text:p text:style-name="P1">make[5]: Entering directory '/home/student.unimelb.edu.au/brycem1/cosmicfish/cosmicpy-0.1.2/build/BoostNumpy/src/BoostNumpy-build'</text:p>
      <text:p text:style-name="P1">Scanning dependencies of target ndarray.py</text:p>
      <text:p text:style-name="P1"><text:soft-page-break/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ndarray.py</text:p>
      <text:p text:style-name="P1">make[5]: Entering directory '/home/student.unimelb.edu.au/brycem1/cosmicfish/cosmicpy-0.1.2/build/BoostNumpy/src/BoostNumpy-build'</text:p>
      <text:p text:style-name="P1">Scanning dependencies of target dtype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73%] Building CXX object libs/numpy/test/CMakeFiles/dtype_mod.dir/dtype_mod.cpp.o</text:p>
      <text:p text:style-name="P1">[ 78%] Linking CXX shared module ../../../lib/dtype_mod.so</text:p>
      <text:p text:style-name="P1">make[5]: Leaving directory '/home/student.unimelb.edu.au/brycem1/cosmicfish/cosmicpy-0.1.2/build/BoostNumpy/src/BoostNumpy-build'</text:p>
      <text:p text:style-name="P1">[ 78%] Built target dtype_mod</text:p>
      <text:p text:style-name="P1">make[5]: Entering directory '/home/student.unimelb.edu.au/brycem1/cosmicfish/cosmicpy-0.1.2/build/BoostNumpy/src/BoostNumpy-build'</text:p>
      <text:p text:style-name="P1">Scanning dependencies of target shapes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84%] Building CXX object libs/numpy/test/CMakeFiles/shapes_mod.dir/shapes_mod.cpp.o</text:p>
      <text:p text:style-name="P1">[ 89%] Linking CXX shared module ../../../lib/shapes_mod.so</text:p>
      <text:p text:style-name="P1">make[5]: Leaving directory '/home/student.unimelb.edu.au/brycem1/cosmicfish/cosmicpy-0.1.2/build/BoostNumpy/src/BoostNumpy-build'</text:p>
      <text:p text:style-name="P1">[ 89%] Built target shapes_mod</text:p>
      <text:p text:style-name="P1">make[5]: Entering directory '/home/student.unimelb.edu.au/brycem1/cosmicfish/cosmicpy-0.1.2/build/BoostNumpy/src/BoostNumpy-build'</text:p>
      <text:p text:style-name="P1">Scanning dependencies of target templates_mod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[ 94%] Building CXX object libs/numpy/test/CMakeFiles/templates_mod.dir/templates_mod.cpp.o</text:p>
      <text:p text:style-name="P1">[100%] Linking CXX shared module ../../../lib/templates_mod.so</text:p>
      <text:p text:style-name="P1">make[5]: Leaving directory '/home/student.unimelb.edu.au/brycem1/cosmicfish/cosmicpy-0.1.2/build/BoostNumpy/src/BoostNumpy-build'</text:p>
      <text:p text:style-name="P1">[100%] Built target templates_mod</text:p>
      <text:p text:style-name="P1">make[4]: Leaving directory '/home/student.unimelb.edu.au/brycem1/cosmicfish/cosmicpy-0.1.2/build/BoostNumpy/src/BoostNumpy-build'</text:p>
      <text:p text:style-name="P1">make[3]: Leaving directory '/home/student.unimelb.edu.au/brycem1/cosmicfish/cosmicpy-0.1.2/build/BoostNumpy/src/BoostNumpy-build'</text:p>
      <text:p text:style-name="P1">[ 78%] Performing install step for 'BoostNumpy'</text:p>
      <text:p text:style-name="P1">make[3]: Entering directory '/home/student.unimelb.edu.au/brycem1/cosmicfish/cosmicpy-0.1.2/build/BoostNumpy/src/BoostNumpy-build'</text:p>
      <text:p text:style-name="P1">make[4]: Entering directory '/home/student.unimelb.edu.au/brycem1/cosmicfish/cosmicpy-0.1.2/build/BoostNumpy/src/BoostNumpy-build'</text:p>
      <text:p text:style-name="P1"><text:soft-page-break/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36%] Built target boost_num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36%] Built target ufunc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47%] Built target ufunc_mod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57%] Built target indexing_mod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57%] Built target indexing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ndarray_mod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templates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<text:soft-page-break/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dtype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shapes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68%] Built target ndarray.py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78%] Built target dtype_mod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 89%] Built target shapes_mod</text:p>
      <text:p text:style-name="P1">make[5]: Entering directory '/home/student.unimelb.edu.au/brycem1/cosmicfish/cosmicpy-0.1.2/build/BoostNumpy/src/BoostNumpy-build'</text:p>
      <text:p text:style-name="P1">make[5]: Leaving directory '/home/student.unimelb.edu.au/brycem1/cosmicfish/cosmicpy-0.1.2/build/BoostNumpy/src/BoostNumpy-build'</text:p>
      <text:p text:style-name="P1">[100%] Built target templates_mod</text:p>
      <text:p text:style-name="P1">make[4]: Leaving directory '/home/student.unimelb.edu.au/brycem1/cosmicfish/cosmicpy-0.1.2/build/BoostNumpy/src/BoostNumpy-build'</text:p>
      <text:p text:style-name="P1">Install the project...</text:p>
      <text:p text:style-name="P1">-- Install configuration: ""</text:p>
      <text:p text:style-name="P1">-- Up-to-date: /home/student.unimelb.edu.au/brycem1/cosmicfish/cosmicpy-0.1.2/build/extern/include/boost</text:p>
      <text:p text:style-name="P1">-- Installing: /home/student.unimelb.edu.au/brycem1/cosmicfish/cosmicpy-0.1.2/build/extern/include/boost/numpy.hpp</text:p>
      <text:p text:style-name="P1">-- Installing: /home/student.unimelb.edu.au/brycem1/cosmicfish/cosmicpy-0.1.2/build/extern/include/boost/numpy</text:p>
      <text:p text:style-name="P1">-- Installing: /home/student.unimelb.edu.au/brycem1/cosmicfish/cosmicpy-0.1.2/build/extern/include/boost/numpy/dtype.hpp</text:p>
      <text:p text:style-name="P1">-- Installing: /home/student.unimelb.edu.au/brycem1/cosmicfish/cosmicpy-0.1.2/build/extern/include/boost/numpy/internal.hpp</text:p>
      <text:p text:style-name="P1"><text:soft-page-break/>-- Installing: /home/student.unimelb.edu.au/brycem1/cosmicfish/cosmicpy-0.1.2/build/extern/include/boost/numpy/invoke_matching.hpp</text:p>
      <text:p text:style-name="P1">-- Installing: /home/student.unimelb.edu.au/brycem1/cosmicfish/cosmicpy-0.1.2/build/extern/include/boost/numpy/matrix.hpp</text:p>
      <text:p text:style-name="P1">-- Installing: /home/student.unimelb.edu.au/brycem1/cosmicfish/cosmicpy-0.1.2/build/extern/include/boost/numpy/ndarray.hpp</text:p>
      <text:p text:style-name="P1">-- Installing: /home/student.unimelb.edu.au/brycem1/cosmicfish/cosmicpy-0.1.2/build/extern/include/boost/numpy/numpy_object_mgr_traits.hpp</text:p>
      <text:p text:style-name="P1">-- Installing: /home/student.unimelb.edu.au/brycem1/cosmicfish/cosmicpy-0.1.2/build/extern/include/boost/numpy/scalars.hpp</text:p>
      <text:p text:style-name="P1">-- Installing: /home/student.unimelb.edu.au/brycem1/cosmicfish/cosmicpy-0.1.2/build/extern/include/boost/numpy/ufunc.hpp</text:p>
      <text:p text:style-name="P1">-- Installing: /home/student.unimelb.edu.au/brycem1/cosmicfish/cosmicpy-0.1.2/build/extern/lib64/libboost_numpy.a</text:p>
      <text:p text:style-name="P1">make[3]: Leaving directory '/home/student.unimelb.edu.au/brycem1/cosmicfish/cosmicpy-0.1.2/build/BoostNumpy/src/BoostNumpy-build'</text:p>
      <text:p text:style-name="P1">[ 84%] Completed 'BoostNumpy'</text:p>
      <text:p text:style-name="P1">make[2]: Leaving directory '/home/student.unimelb.edu.au/brycem1/cosmicfish/cosmicpy-0.1.2/build'</text:p>
      <text:p text:style-name="P1">[ 84%] Built target BoostNumpy</text:p>
      <text:p text:style-name="P1">make[2]: Entering directory '/home/student.unimelb.edu.au/brycem1/cosmicfish/cosmicpy-0.1.2/build'</text:p>
      <text:p text:style-name="P1">Scanning dependencies of target tools</text:p>
      <text:p text:style-name="P1">make[2]: Leaving directory '/home/student.unimelb.edu.au/brycem1/cosmicfish/cosmicpy-0.1.2/build'</text:p>
      <text:p text:style-name="P1">make[2]: Entering directory '/home/student.unimelb.edu.au/brycem1/cosmicfish/cosmicpy-0.1.2/build'</text:p>
      <text:p text:style-name="P1">[ 89%] Building CXX object CMakeFiles/tools.dir/cosmicpy/cxx/tools.cpp.o</text:p>
      <text:p text:style-name="P1">[ 94%] Building CXX object CMakeFiles/tools.dir/cosmicpy/cxx/besselwindow.cpp.o</text:p>
      <text:p text:style-name="P1">[100%] Linking CXX shared library tools.so</text:p>
      <text:p text:style-name="P1">/usr/bin/ld: cannot find -lboost_numpy</text:p>
      <text:p text:style-name="P1">collect2: error: ld returned 1 exit status</text:p>
      <text:p text:style-name="P1">CMakeFiles/tools.dir/build.make:121: recipe for target 'tools.so' failed</text:p>
      <text:p text:style-name="P1">make[2]: *** [tools.so] Error 1</text:p>
      <text:p text:style-name="P1">make[2]: Leaving directory '/home/student.unimelb.edu.au/brycem1/cosmicfish/cosmicpy-0.1.2/build'</text:p>
      <text:p text:style-name="P1">CMakeFiles/Makefile2:142: recipe for target 'CMakeFiles/tools.dir/all' failed</text:p>
      <text:p text:style-name="P1">make[1]: *** [CMakeFiles/tools.dir/all] Error 2</text:p>
      <text:p text:style-name="P1">make[1]: Leaving directory '/home/student.unimelb.edu.au/brycem1/cosmicfish/cosmicpy-0.1.2/build'</text:p>
      <text:p text:style-name="P1">Makefile:127: recipe for target 'all' failed</text:p>
      <text:p text:style-name="P1">make: *** [all] Error 2</text:p>
      <text:p text:style-name="P1">make: Leaving directory '/home/student.unimelb.edu.au/brycem1/cosmicfish/cosmicpy-0.1.2/build'</text:p>
      <text:p text:style-name="P1">running build_py</text:p>
      <text:p text:style-name="P1">creating build/lib.linux-x86_64-2.7</text:p>
      <text:p text:style-name="P1">creating build/lib.linux-x86_64-2.7/cosmicpy</text:p>
      <text:p text:style-name="P1">copying cosmicpy/fisher.py -&gt; build/lib.linux-x86_64-2.7/cosmicpy</text:p>
      <text:p text:style-name="P1">copying cosmicpy/constants.py -&gt; build/lib.linux-x86_64-2.7/cosmicpy</text:p>
      <text:p text:style-name="P1">copying cosmicpy/survey.py -&gt; build/lib.linux-x86_64-2.7/cosmicpy</text:p>
      <text:p text:style-name="P1">copying cosmicpy/cosmology.py -&gt; build/lib.linux-x86_64-2.7/cosmicpy</text:p>
      <text:p text:style-name="P1">copying cosmicpy/spectra.py -&gt; build/lib.linux-x86_64-2.7/cosmicpy</text:p>
      <text:p text:style-name="P1">copying cosmicpy/utils.py -&gt; build/lib.linux-x86_64-2.7/cosmicpy</text:p>
      <text:p text:style-name="P1"><text:soft-page-break/>copying cosmicpy/__init__.py -&gt; build/lib.linux-x86_64-2.7/cosmicpy</text:p>
      <text:p text:style-name="P1">creating build/lib.linux-x86_64-2.7/cosmicpy/tests</text:p>
      <text:p text:style-name="P1">copying cosmicpy/tests/theory.py -&gt; build/lib.linux-x86_64-2.7/cosmicpy/tests</text:p>
      <text:p text:style-name="P1">copying cosmicpy/tests/icosmo.py -&gt; build/lib.linux-x86_64-2.7/cosmicpy/tests</text:p>
      <text:p text:style-name="P1">copying cosmicpy/tests/__init__.py -&gt; build/lib.linux-x86_64-2.7/cosmicpy/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1:34:28.941227416</meta:creation-date>
    <dc:date>2018-07-17T11:35:17.685520949</dc:date>
    <meta:editing-duration>PT50S</meta:editing-duration>
    <meta:editing-cycles>1</meta:editing-cycles>
    <meta:document-statistic meta:table-count="0" meta:image-count="0" meta:object-count="0" meta:page-count="14" meta:paragraph-count="511" meta:word-count="2304" meta:character-count="33431" meta:non-whitespace-character-count="30555"/>
    <meta:generator>LibreOffice/5.1.6.2$Linux_X86_64 LibreOffice_project/10m0$Build-2</meta:generator>
  </office:meta>
</office:document-meta>
</file>